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Roboto" officeooo:rsid="0016d4cf" officeooo:paragraph-rsid="0016d4cf"/>
    </style:style>
    <style:style style:name="P2" style:family="paragraph" style:parent-style-name="Text_20_body">
      <style:text-properties style:font-name="Roboto" officeooo:rsid="0016d4cf" officeooo:paragraph-rsid="0016d4cf"/>
    </style:style>
    <style:style style:name="P3" style:family="paragraph" style:parent-style-name="Title">
      <style:text-properties style:font-name="Roboto"/>
    </style:style>
    <style:style style:name="P4" style:family="paragraph" style:parent-style-name="Heading_20_1">
      <style:text-properties style:font-name="Roboto"/>
    </style:style>
    <style:style style:name="P5" style:family="paragraph" style:parent-style-name="Heading_20_1">
      <style:paragraph-properties fo:break-before="page"/>
      <style:text-properties style:font-name="Roboto" officeooo:rsid="0016d4cf" officeooo:paragraph-rsid="0016d4cf"/>
    </style:style>
    <style:style style:name="P6" style:family="paragraph" style:parent-style-name="Heading_20_2">
      <style:text-properties style:font-name="Roboto"/>
    </style:style>
    <style:style style:name="P7" style:family="paragraph" style:parent-style-name="Heading_20_2">
      <style:text-properties style:font-name="Roboto" officeooo:rsid="0016d4cf" officeooo:paragraph-rsid="0016d4cf"/>
    </style:style>
    <style:style style:name="P8" style:family="paragraph" style:parent-style-name="Text_20_body" style:list-style-name="L1">
      <style:text-properties style:font-name="Roboto" officeooo:rsid="0016d4cf" officeooo:paragraph-rsid="0016d4cf"/>
    </style:style>
    <style:style style:name="P9" style:family="paragraph" style:parent-style-name="Text_20_body" style:list-style-name="L2">
      <style:text-properties style:font-name="Roboto" officeooo:rsid="0016d4cf" officeooo:paragraph-rsid="0016d4cf"/>
    </style:style>
    <style:style style:name="P10" style:family="paragraph" style:parent-style-name="Text_20_body" style:list-style-name="L3">
      <style:text-properties style:font-name="Roboto" officeooo:rsid="0016d4cf" officeooo:paragraph-rsid="0016d4cf"/>
    </style:style>
    <style:style style:name="P11" style:family="paragraph" style:parent-style-name="Text_20_body" style:list-style-name="L4">
      <style:text-properties style:font-name="Roboto" officeooo:rsid="0016d4cf" officeooo:paragraph-rsid="0016d4cf"/>
    </style:style>
    <style:style style:name="P12" style:family="paragraph" style:parent-style-name="Text_20_body" style:list-style-name="L5">
      <style:text-properties style:font-name="Roboto" officeooo:rsid="0016d4cf" officeooo:paragraph-rsid="0016d4cf"/>
    </style:style>
    <style:style style:name="P13" style:family="paragraph" style:parent-style-name="Text_20_body" style:list-style-name="L4">
      <style:text-properties style:font-name="Roboto" officeooo:rsid="00184ac9" officeooo:paragraph-rsid="00184a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ol Pokemon Thing</text:p>
      <text:p text:style-name="P1"/>
      <text:h text:style-name="P4" text:outline-level="1">Milestones</text:h>
      <text:h text:style-name="P7" text:outline-level="2">Concept</text:h>
      <text:list xml:id="list2329953365" text:style-name="L1">
        <text:list-item>
          <text:p text:style-name="P8">Scan for nearby wifi networks</text:p>
        </text:list-item>
        <text:list-item>
          <text:p text:style-name="P8">Basic menu navigation</text:p>
        </text:list-item>
        <text:list-item>
          <text:p text:style-name="P8">Show content based on networks</text:p>
        </text:list-item>
      </text:list>
      <text:h text:style-name="P7" text:outline-level="2">MVP</text:h>
      <text:list xml:id="list2241647317" text:style-name="L2">
        <text:list-item>
          <text:p text:style-name="P9">Turn networks into pokemon</text:p>
        </text:list-item>
        <text:list-item>
          <text:p text:style-name="P9">They can be caught! Stored persistently</text:p>
        </text:list-item>
        <text:list-item>
          <text:p text:style-name="P9">They can be fought</text:p>
        </text:list-item>
        <text:list-item>
          <text:p text:style-name="P9">Uses actual DB and graphics, cool animations</text:p>
        </text:list-item>
      </text:list>
      <text:h text:style-name="P6" text:outline-level="2">Stretch</text:h>
      <text:list xml:id="list2977849357" text:style-name="L3">
        <text:list-item>
          <text:p text:style-name="P10">Instead of wild pokemon, generate a trainer!</text:p>
        </text:list-item>
        <text:list-item>
          <text:p text:style-name="P10">Once we have trainers, generate a gym.</text:p>
        </text:list-item>
        <text:list-item>
          <text:p text:style-name="P10">Progression, items, etc</text:p>
        </text:list-item>
      </text:list>
      <text:p text:style-name="P2"/>
      <text:h text:style-name="P5" text:outline-level="1">Concepts</text:h>
      <text:h text:style-name="P7" text:outline-level="2">Generated content</text:h>
      <text:list xml:id="list2871677281" text:style-name="L4">
        <text:list-item>
          <text:p text:style-name="P11">Things in the game should be generally consistent. If I go to the same place, I want to see the same kind of stuff</text:p>
        </text:list-item>
        <text:list-item>
          <text:p text:style-name="P11">Limited storage → should try to generate things procedurally, but consistently.</text:p>
          <text:list>
            <text:list-item>
              <text:p text:style-name="P11">This implies some kind of nice seeding, that’s durable across slightly different inputs</text:p>
              <text:list>
                <text:list-item>
                  <text:p text:style-name="P11">SSIDs? MACS? Probably not signal strength, tho could be one input for things that should be ‘more’ random.</text:p>
                </text:list-item>
                <text:list-item>
                  <text:p text:style-name="P13">Locality sensitive hashing seems like the right kind of space for this.</text:p>
                </text:list-item>
              </text:list>
            </text:list-item>
          </text:list>
        </text:list-item>
      </text:list>
      <text:h text:style-name="P6" text:outline-level="2">Scaling</text:h>
      <text:list xml:id="list3773411142" text:style-name="L5">
        <text:list-item>
          <text:p text:style-name="P12">How do we know what pokemon to show in an area? Need some concept of rarity, grouping pokemon types.</text:p>
        </text:list-item>
        <text:list-item>
          <text:p text:style-name="P12">What levels should things be?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7T16:55:18.369351649</meta:creation-date>
    <dc:date>2021-12-17T17:33:12.871249527</dc:date>
    <meta:editing-duration>PT27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2" meta:paragraph-count="25" meta:word-count="181" meta:character-count="992" meta:non-whitespace-character-count="853"/>
  </office:meta>
</office:document-meta>
</file>